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35in"/>
    </style:style>
    <style:style style:name="co2" style:family="table-column">
      <style:table-column-properties fo:break-before="auto" style:column-width="7.609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138in solid #bfbfbf" fo:background-color="#b0b3b2" fo:border-left="0.0138in solid #000000" fo:border-right="0.0138in solid #000000" fo:border-top="0.013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Helvetica-Bold" style:font-size-asian="11pt" style:language-asian="en" style:country-asian="US" style:font-style-asian="normal" style:font-weight-asian="bold" style:font-name-complex="Helvetica-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138in solid #bfbfbf" fo:padding-bottom="0.0193in" fo:padding-left="0.0138in" fo:padding-right="0.0138in" fo:padding-top="0.0193in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138in solid #bfbfbf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1pt" fo:language="de" fo:country="CH" style:font-size-asian="11pt" style:font-size-complex="11pt"/>
    </style:style>
    <style:style style:name="ce6" style:family="table-cell" style:parent-style-name="Default">
      <style:table-cell-properties fo:border="0.0138in solid #bfbfbf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0b3b2" fo:border="0.013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138in solid #000000" fo:border-left="0.0138in solid #bfbfbf" fo:border-right="0.0138in solid #000000" fo:border-top="0.013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13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language="de" fo:country="DE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Ausdruck</text:p>
          </table:table-cell>
          <table:table-cell table:style-name="ce2" office:value-type="string">
            <text:p>Bezeichnung</text:p>
          </table:table-cell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3" office:value-type="string">
            <text:p>Benzinlieferant</text:p>
          </table:table-cell>
          <table:table-cell table:style-name="ce4" office:value-type="string">
            <text:p>Lieferant von <text:span text:style-name="T1">Treibstoff</text:span> für die Tankstelle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Betriebsbuchhaltung</text:p>
          </table:table-cell>
          <table:table-cell table:style-name="ce6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Bezahlterminal</text:p>
          </table:table-cell>
          <table:table-cell table:style-name="ce4" office:value-type="string">
            <text:p>Terminal wo mit der Karte Bezahlt und die Eingaben gemacht werden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Buchhaltungs System</text:p>
          </table:table-cell>
          <table:table-cell table:style-name="ce4" office:value-type="string">
            <text:p>EDV System für die Buchhaltung und Rechnungswesen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Durchlaufzeit</text:p>
          </table:table-cell>
          <table:table-cell table:style-name="ce6" office:value-type="string">
            <text:p>Dauer welche ein Tankvorgang vom heranfahren bis zum wegfahren beinhaltet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ahrzeug</text:p>
          </table:table-cell>
          <table:table-cell table:style-name="ce6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ahrzeugnummer</text:p>
          </table:table-cell>
          <table:table-cell table:style-name="ce6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irmenfahrzeug</text:p>
          </table:table-cell>
          <table:table-cell table:style-name="ce6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irmenkarte</text:p>
          </table:table-cell>
          <table:table-cell table:style-name="ce4" office:value-type="string">
            <text:p>Karte des Angestellten welche für das Tanken verwendet wird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Freitage</text:p>
          </table:table-cell>
          <table:table-cell table:style-name="ce6" office:value-type="string">
            <text:p>Samstag und Sonntag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Gehaltsabrechnung</text:p>
          </table:table-cell>
          <table:table-cell table:style-name="ce6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Hauptsitz</text:p>
          </table:table-cell>
          <table:table-cell table:style-name="ce6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Kostenstelle</text:p>
          </table:table-cell>
          <table:table-cell table:style-name="ce6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Kunde</text:p>
          </table:table-cell>
          <table:table-cell table:style-name="ce4" office:value-type="string">
            <text:p>Person die Tankt. Dies Kann ein Mittarbeiter, Angehöriger oder Externe Person sein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Minimalbestand</text:p>
          </table:table-cell>
          <table:table-cell table:style-name="ce6" office:value-type="string">
            <text:p>Menge an Teibstoff unter bei deren unterschreiten nachbestellt werden muss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Mittarbeiter Badge</text:p>
          </table:table-cell>
          <table:table-cell table:style-name="ce4" office:value-type="string">
            <text:p>Personal Karte des Mittarbeiters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Nachschub</text:p>
          </table:table-cell>
          <table:table-cell table:style-name="ce4" office:value-type="string">
            <text:p>Treibstoff welches geliefert wird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Personal Nr</text:p>
          </table:table-cell>
          <table:table-cell table:style-name="ce6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Personal System</text:p>
          </table:table-cell>
          <table:table-cell table:style-name="ce4" office:value-type="string">
            <text:p>EDV System für die Personal Bereiche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Personalabteilung</text:p>
          </table:table-cell>
          <table:table-cell table:style-name="ce6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Quittung</text:p>
          </table:table-cell>
          <table:table-cell table:style-name="ce4" office:value-type="string">
            <text:p>Papier Quittung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Tageskasse </text:p>
          </table:table-cell>
          <table:table-cell table:style-name="ce4" office:value-type="string">
            <text:p>Bargeld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Tank Record</text:p>
          </table:table-cell>
          <table:table-cell table:style-name="ce4" office:value-type="string">
            <text:p>Datensatz der erstellt wird und die Daten des Tankvorganges enthält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Tank System</text:p>
          </table:table-cell>
          <table:table-cell table:style-name="ce4" office:value-type="string">
            <text:p>System welches das Tanken verwaltet (Aufgabe)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Tankkarte</text:p>
          </table:table-cell>
          <table:table-cell table:style-name="ce4" office:value-type="string">
            <text:p>Karte zum Tanken an der Tankstelle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Tanksäule</text:p>
          </table:table-cell>
          <table:table-cell table:style-name="ce4" office:value-type="string">
            <text:p>Säule mit einer Benzinart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Tankstelle</text:p>
          </table:table-cell>
          <table:table-cell table:style-name="ce6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2">
          <table:table-cell table:style-name="ce4" office:value-type="string">
            <text:p>Tankvorgang</text:p>
          </table:table-cell>
          <table:table-cell table:style-name="ce4" office:value-type="string">
            <text:p>Ablauf des Tanken incl. Authentifizieren, Tanken und evt. Quittung wählen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Tankwart</text:p>
          </table:table-cell>
          <table:table-cell table:style-name="ce6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office:value-type="string">
            <text:p>Treibstoff</text:p>
          </table:table-cell>
          <table:table-cell office:value-type="string">
            <text:p>Kann Diesel, Super oder Bleifrei sein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  <table:database-ranges>
        <table:database-range table:target-range-address="Sheet1.A3:Sheet1.B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11/30/2013</text:date>, <text:time>13:5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1-28T17:10:57</meta:creation-date>
    <dc:date>2013-11-30T13:52:57</dc:date>
    <meta:editing-duration>PT01H29M10S</meta:editing-duration>
    <meta:editing-cycles>9</meta:editing-cycles>
    <meta:generator>NeoOffice/3.4$Unix OpenOffice.org_project/Patch 0</meta:generator>
    <meta:document-statistic meta:table-count="3" meta:cell-count="51" meta:object-count="0"/>
  </office:meta>
</office:document-meta>
</file>